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5" style:family="paragraph" style:parent-style-name="Hanging_20_indent">
      <style:text-properties officeooo:paragraph-rsid="0025118f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f4c9" officeooo:paragraph-rsid="0022612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26124" officeooo:paragraph-rsid="0022612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456d1" officeooo:paragraph-rsid="002456d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456d1" officeooo:paragraph-rsid="002456d1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456d1" officeooo:paragraph-rsid="002456d1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5118f" officeooo:paragraph-rsid="0025118f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5118f" officeooo:paragraph-rsid="0025118f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5118f" officeooo:paragraph-rsid="0025118f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6d903" officeooo:paragraph-rsid="0026d903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6d903" officeooo:paragraph-rsid="0026d903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6d903" officeooo:paragraph-rsid="0026d903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6d903" officeooo:paragraph-rsid="0026d903" style:font-size-asian="8.75pt" style:font-weight-asian="bold" style:font-size-complex="10pt" style:font-weight-complex="bold"/>
    </style:style>
    <style:style style:name="T1" style:family="text">
      <style:text-properties officeooo:rsid="00226124"/>
    </style:style>
    <style:style style:name="T2" style:family="text">
      <style:text-properties officeooo:rsid="002456d1"/>
    </style:style>
    <style:style style:name="T3" style:family="text">
      <style:text-properties officeooo:rsid="0025118f"/>
    </style:style>
    <style:style style:name="T4" style:family="text">
      <style:text-properties officeooo:rsid="0026d9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RONT END – PART <text:span text:style-name="T1">2</text:span></text:p>
      <text:p text:style-name="P7">STARTING WITH JAVASCRIPT</text:p>
      <text:p text:style-name="P2"/>
      <text:p text:style-name="P3">(What can Javascript do?)</text:p>
      <text:p text:style-name="P8">1. What can we achieve using Javascript?</text:p>
      <text:p text:style-name="Hanging_20_indent"><text:span text:style-name="T2">a) </text:span>WEBSITES <text:tab/><text:tab/><text:tab/><text:tab/><text:tab/><text:tab/><text:span text:style-name="T2">b) </text:span>PRESENTATIONS </text:p>
      <text:p text:style-name="Hanging_20_indent"><text:span text:style-name="T2">c) </text:span>GAMES <text:tab/><text:tab/><text:tab/><text:tab/><text:tab/><text:tab/><text:tab/><text:span text:style-name="T2">d) </text:span>MOBILE APPS </text:p>
      <text:p text:style-name="P4"/>
      <text:p text:style-name="P9">(Initial Name for JS)</text:p>
      <text:p text:style-name="P10">2. What was the initial name for Javascript?</text:p>
      <text:p text:style-name="Hanging_20_indent"><text:span text:style-name="T2">a) </text:span>Script<text:tab/><text:tab/><text:tab/><text:tab/><text:tab/><text:tab/><text:tab/><text:span text:style-name="T2">b) </text:span>Livescript</text:p>
      <text:p text:style-name="Hanging_20_indent"><text:span text:style-name="T2">c) </text:span>Mocha<text:tab/><text:tab/><text:tab/><text:tab/><text:tab/><text:tab/><text:tab/><text:span text:style-name="T2">d) </text:span>None of the above</text:p>
      <text:p text:style-name="P9"/>
      <text:p text:style-name="P9">(ECMA Official Release)</text:p>
      <text:p text:style-name="P10">3. When was ECMAscript officially released?</text:p>
      <text:p text:style-name="Hanging_20_indent"><text:span text:style-name="T2">a) </text:span>1997<text:tab/><text:tab/><text:tab/><text:tab/><text:tab/><text:tab/><text:tab/><text:span text:style-name="T2">b) </text:span>1995</text:p>
      <text:p text:style-name="Hanging_20_indent"><text:span text:style-name="T2">c) </text:span>1999<text:tab/><text:tab/><text:tab/><text:tab/><text:tab/><text:tab/><text:tab/><text:span text:style-name="T2">d) </text:span>2001</text:p>
      <text:p text:style-name="P9"/>
      <text:p text:style-name="P9">(Invalid Variable Name)</text:p>
      <text:p text:style-name="P10">4. Which of the following variable name is not valid in JavaScript?</text:p>
      <text:p text:style-name="Hanging_20_indent"><text:span text:style-name="T2">a) </text:span>var myname = "John";<text:tab/><text:tab/><text:tab/><text:tab/><text:tab/><text:span text:style-name="T2">b) </text:span>var my name = "John";</text:p>
      <text:p text:style-name="Hanging_20_indent"><text:span text:style-name="T2">c) </text:span>var myName = "John";<text:tab/><text:tab/><text:tab/><text:tab/><text:tab/><text:span text:style-name="T2">d) </text:span>var my_name = "John";</text:p>
      <text:p text:style-name="P9"/>
      <text:p text:style-name="P9">(Basic Data Types)</text:p>
      <text:p text:style-name="P10">5. Which of the following are basic data types in Javascript?</text:p>
      <text:p text:style-name="Hanging_20_indent"><text:span text:style-name="T2">a) </text:span>integer<text:tab/><text:tab/><text:tab/><text:tab/><text:span text:style-name="T2">b) </text:span>number <text:tab/><text:tab/><text:tab/><text:span text:style-name="T2">c) </text:span>null<text:tab/><text:tab/><text:tab/><text:span text:style-name="T2">d) </text:span>float</text:p>
      <text:p text:style-name="Hanging_20_indent"><text:span text:style-name="T2">e) </text:span>string <text:tab/><text:tab/><text:tab/><text:tab/><text:span text:style-name="T2">f) </text:span>character<text:tab/><text:tab/><text:tab/><text:span text:style-name="T2">g) </text:span>undefined <text:tab/><text:tab/><text:span text:style-name="T2">h) </text:span>object </text:p>
      <text:p text:style-name="P9"/>
      <text:p text:style-name="P9">(Declare an Integer)</text:p>
      <text:p text:style-name="P10">6. How can you declare an integer?</text:p>
      <text:p text:style-name="Hanging_20_indent"><text:span text:style-name="T2">a) </text:span>int a = 10;<text:tab/><text:tab/><text:tab/><text:tab/><text:tab/><text:tab/><text:span text:style-name="T2">b) </text:span>number a = 10;</text:p>
      <text:p text:style-name="Hanging_20_indent"><text:span text:style-name="T2">c) </text:span>var a = 10;<text:tab/><text:tab/><text:tab/><text:tab/><text:tab/><text:tab/><text:span text:style-name="T2">d) </text:span>integer a = 10;</text:p>
      <text:p text:style-name="P9"/>
      <text:p text:style-name="P9">(Error on Execution)</text:p>
      <text:p text:style-name="P10">7. Find out that if any of the lines below will produce an error on execution?</text:p>
      <text:p text:style-name="P11"/>
      <text:p text:style-name="P11">A) var a = 10;</text:p>
      <text:p text:style-name="P11">B) console.log(a)</text:p>
      <text:p text:style-name="P11">C) a = " 'Coding Ninjas' ";</text:p>
      <text:p text:style-name="P11">D) console.log(a);</text:p>
      <text:p text:style-name="P11"/>
      <text:p text:style-name="Hanging_20_indent"><text:span text:style-name="T2">a) </text:span>A<text:tab/><text:tab/><text:tab/><text:tab/><text:tab/><text:tab/><text:span text:style-name="T2">b) </text:span>B<text:tab/><text:tab/><text:tab/><text:tab/><text:tab/><text:span text:style-name="T2">c) </text:span>C</text:p>
      <text:p text:style-name="Hanging_20_indent"><text:span text:style-name="T2">d) </text:span>D<text:tab/><text:tab/><text:tab/><text:tab/><text:tab/><text:tab/><text:span text:style-name="T2">e) </text:span>No error</text:p>
      <text:p text:style-name="P9"/>
      <text:p text:style-name="P9">(Print Local Var)</text:p>
      <text:p text:style-name="P10"><text:soft-page-break/>8. What will be printed on the console from the following code -</text:p>
      <text:p text:style-name="P11"/>
      <text:p text:style-name="P11">var a;</text:p>
      <text:p text:style-name="P11">console.log(a);</text:p>
      <text:p text:style-name="P11"/>
      <text:p text:style-name="Hanging_20_indent"><text:span text:style-name="T2">a) </text:span>0<text:tab/><text:tab/><text:tab/><text:tab/><text:tab/><text:tab/><text:tab/><text:span text:style-name="T2">b) </text:span>undefined</text:p>
      <text:p text:style-name="Hanging_20_indent"><text:span text:style-name="T2">c) </text:span>null<text:tab/><text:tab/><text:tab/><text:tab/><text:tab/><text:tab/><text:tab/><text:span text:style-name="T2">d) </text:span>Show error - 'a is not defined'</text:p>
      <text:p text:style-name="P9"/>
      <text:p text:style-name="P9">(Integer Minus Char)</text:p>
      <text:p text:style-name="P10">10. What will be printed on the console from the following code -</text:p>
      <text:p text:style-name="P11"/>
      <text:p text:style-name="P11">var a = "A";</text:p>
      <text:p text:style-name="P11">console.log(65 – a);</text:p>
      <text:p text:style-name="P11"/>
      <text:p text:style-name="P5"><text:span text:style-name="T2">a) </text:span>0<text:tab/><text:tab/><text:tab/><text:tab/><text:tab/><text:tab/><text:tab/><text:span text:style-name="T2">b) </text:span>undefined</text:p>
      <text:p text:style-name="P5"><text:span text:style-name="T2">c) </text:span>null<text:tab/><text:tab/><text:tab/><text:tab/><text:tab/><text:tab/><text:tab/><text:span text:style-name="T2">d) </text:span>NaN</text:p>
      <text:p text:style-name="P9"/>
      <text:p text:style-name="P9">(Type of Negative)</text:p>
      <text:p text:style-name="P10">11. What will the below statement print on the console?</text:p>
      <text:p text:style-name="P11"/>
      <text:p text:style-name="P11">Typeof("-1")</text:p>
      <text:p text:style-name="P11"/>
      <text:p text:style-name="P5"><text:span text:style-name="T2">a) </text:span>string<text:tab/><text:tab/><text:tab/><text:tab/><text:tab/><text:tab/><text:tab/><text:span text:style-name="T2">b) </text:span>number</text:p>
      <text:p text:style-name="P5"><text:span text:style-name="T2">c) </text:span>'string'<text:tab/><text:tab/><text:tab/><text:tab/><text:tab/><text:tab/><text:tab/><text:span text:style-name="T2">d) </text:span>"number"</text:p>
      <text:p text:style-name="P9"/>
      <text:p text:style-name="P9">(Type of Nothing)</text:p>
      <text:p text:style-name="P10">12. What is the below line print on the console?</text:p>
      <text:p text:style-name="P11"/>
      <text:p text:style-name="P11">var a = null</text:p>
      <text:p text:style-name="P11">typeof(a)</text:p>
      <text:p text:style-name="P11"/>
      <text:p text:style-name="Hanging_20_indent"><text:span text:style-name="T2">a) </text:span>"null"<text:tab/><text:tab/><text:tab/><text:tab/><text:tab/><text:tab/><text:tab/><text:span text:style-name="T2">b) </text:span>"string"</text:p>
      <text:p text:style-name="Hanging_20_indent"><text:span text:style-name="T2">c) </text:span>"undefined"<text:tab/><text:tab/><text:tab/><text:tab/><text:tab/><text:tab/><text:span text:style-name="T2">d) </text:span>"object"</text:p>
      <text:p text:style-name="P9"/>
      <text:p text:style-name="P9">(Find Output)</text:p>
      <text:p text:style-name="P12">13. What will be the output of the following code?</text:p>
      <text:p text:style-name="P13"/>
      <text:p text:style-name="P13">var x = 4;</text:p>
      <text:p text:style-name="P13">var y = x++;</text:p>
      <text:p text:style-name="P13">y += 1;</text:p>
      <text:p text:style-name="P13">console.log(y);</text:p>
      <text:p text:style-name="P13"/>
      <text:p text:style-name="Hanging_20_indent"><text:span text:style-name="T3">a) </text:span>6<text:tab/><text:tab/><text:tab/><text:tab/><text:span text:style-name="T3">b) </text:span>5<text:tab/><text:tab/><text:tab/><text:tab/><text:span text:style-name="T3">c) </text:span>7<text:tab/><text:tab/><text:tab/><text:tab/><text:span text:style-name="T3">d) </text:span>8</text:p>
      <text:p text:style-name="P9"/>
      <text:p text:style-name="P14">(Evaluate Arithmetic Expression)</text:p>
      <text:p text:style-name="P12">14. What will be output of the statement given below?</text:p>
      <text:p text:style-name="P13"/>
      <text:p text:style-name="P13">console.log(20 + 12 * 2 - 10 / 2)</text:p>
      <text:p text:style-name="P13"/>
      <text:p text:style-name="Hanging_20_indent"><text:soft-page-break/><text:span text:style-name="T3">a) </text:span>39<text:tab/><text:tab/><text:tab/><text:tab/><text:tab/><text:tab/><text:tab/><text:span text:style-name="T3">b) </text:span>27</text:p>
      <text:p text:style-name="Hanging_20_indent"><text:span text:style-name="T3">c) </text:span>-16<text:tab/><text:tab/><text:tab/><text:tab/><text:tab/><text:tab/><text:tab/><text:span text:style-name="T3">d) </text:span>None of the above</text:p>
      <text:p text:style-name="P14"/>
      <text:p text:style-name="P14">(Integer Plus Char)</text:p>
      <text:p text:style-name="P12">15. What will the below line print on the console?</text:p>
      <text:p text:style-name="P13"/>
      <text:p text:style-name="P13">console.log(1 + '1')</text:p>
      <text:p text:style-name="P13"/>
      <text:p text:style-name="Hanging_20_indent"><text:span text:style-name="T3">a) </text:span>98<text:tab/><text:tab/><text:tab/><text:tab/><text:tab/><text:tab/><text:tab/><text:span text:style-name="T3">b) </text:span>11</text:p>
      <text:p text:style-name="Hanging_20_indent"><text:span text:style-name="T3">c) </text:span>2<text:tab/><text:tab/><text:tab/><text:tab/><text:tab/><text:tab/><text:tab/><text:span text:style-name="T3">d) </text:span>Show error - 'TypeMismatch'</text:p>
      <text:p text:style-name="P14"/>
      <text:p text:style-name="P14">(Var Plus Char)</text:p>
      <text:p text:style-name="P12">16. What will the below line print on the console?</text:p>
      <text:p text:style-name="P13"/>
      <text:p text:style-name="P13">var a;</text:p>
      <text:p text:style-name="P13">console.log(a + "b");</text:p>
      <text:p text:style-name="P13"/>
      <text:p text:style-name="Hanging_20_indent"><text:span text:style-name="T3">a) </text:span>undefined<text:tab/><text:tab/><text:tab/><text:tab/><text:tab/><text:tab/><text:span text:style-name="T3">b) </text:span>ab</text:p>
      <text:p text:style-name="Hanging_20_indent"><text:span text:style-name="T3">c) </text:span>b<text:tab/><text:tab/><text:tab/><text:tab/><text:tab/><text:tab/><text:tab/><text:span text:style-name="T3">d) </text:span>undefinedb</text:p>
      <text:p text:style-name="P14"/>
      <text:p text:style-name="P14">(Number Minus Char)</text:p>
      <text:p text:style-name="P12">17. What will the below line print on the console?</text:p>
      <text:p text:style-name="P13"/>
      <text:p text:style-name="P13">console.log(1 – '1')</text:p>
      <text:p text:style-name="P13"/>
      <text:p text:style-name="Hanging_20_indent"><text:span text:style-name="T3">a) </text:span>98<text:tab/><text:tab/><text:tab/><text:tab/><text:tab/><text:tab/><text:tab/><text:span text:style-name="T3">b) </text:span>1</text:p>
      <text:p text:style-name="Hanging_20_indent"><text:span text:style-name="T3">c) </text:span>0<text:tab/><text:tab/><text:tab/><text:tab/><text:tab/><text:tab/><text:tab/><text:span text:style-name="T3">d) </text:span>Show error - 'NaN'</text:p>
      <text:p text:style-name="P14"/>
      <text:p text:style-name="P14">(String Equals Integer)</text:p>
      <text:p text:style-name="P12">18. What will be the output for the below comparison in Javascript?</text:p>
      <text:p text:style-name="P13"/>
      <text:p text:style-name="P13">"1" == 1</text:p>
      <text:p text:style-name="P13"/>
      <text:p text:style-name="Hanging_20_indent"><text:span text:style-name="T3">a) </text:span>1<text:tab/><text:tab/><text:tab/><text:tab/><text:tab/><text:tab/><text:tab/><text:span text:style-name="T3">b) </text:span>0</text:p>
      <text:p text:style-name="Hanging_20_indent"><text:span text:style-name="T3">c) </text:span>true<text:tab/><text:tab/><text:tab/><text:tab/><text:tab/><text:tab/><text:tab/><text:span text:style-name="T3">d) </text:span>false</text:p>
      <text:p text:style-name="P14"/>
      <text:p text:style-name="P14">(Null and Undefined)</text:p>
      <text:p text:style-name="P12">19. What will be the output for the below comparison in Javascript?</text:p>
      <text:p text:style-name="P13"/>
      <text:p text:style-name="P13">null == undefined</text:p>
      <text:p text:style-name="P13"/>
      <text:p text:style-name="Hanging_20_indent"><text:span text:style-name="T3">a) </text:span>true<text:tab/><text:tab/><text:tab/><text:tab/><text:tab/><text:tab/><text:tab/><text:span text:style-name="T3">b) f</text:span>alse</text:p>
      <text:p text:style-name="Hanging_20_indent"><text:span text:style-name="T3">c) </text:span>null<text:tab/><text:tab/><text:tab/><text:tab/><text:tab/><text:tab/><text:tab/><text:span text:style-name="T3">d) </text:span>undefined</text:p>
      <text:p text:style-name="P14"/>
      <text:p text:style-name="P14">(If Negative)</text:p>
      <text:p text:style-name="P12">20. What will the below code produce on the console?</text:p>
      <text:p text:style-name="P13"/>
      <text:p text:style-name="P13"><text:soft-page-break/>if( -1 ) {</text:p>
      <text:p text:style-name="P13"><text:s text:c="4"/>console.log("true")</text:p>
      <text:p text:style-name="P13">}</text:p>
      <text:p text:style-name="P13">else {</text:p>
      <text:p text:style-name="P13"><text:s text:c="4"/>console.log("false")</text:p>
      <text:p text:style-name="P13">}</text:p>
      <text:p text:style-name="P13"/>
      <text:p text:style-name="Hanging_20_indent"><text:span text:style-name="T3">a) </text:span>true<text:tab/><text:tab/><text:tab/><text:tab/><text:tab/><text:tab/><text:tab/><text:span text:style-name="T3">b) </text:span>false</text:p>
      <text:p text:style-name="Hanging_20_indent"><text:span text:style-name="T3">c) </text:span>error is shown<text:tab/><text:tab/><text:tab/><text:tab/><text:tab/><text:tab/><text:span text:style-name="T3">d) </text:span>none of the above</text:p>
      <text:p text:style-name="P14"/>
      <text:p text:style-name="P14">(If Empty String)</text:p>
      <text:p text:style-name="P12">21. What will the below code produce on the console?</text:p>
      <text:p text:style-name="P13"/>
      <text:p text:style-name="P13">if( "" ) {</text:p>
      <text:p text:style-name="P13"><text:s text:c="4"/>console.log("true")</text:p>
      <text:p text:style-name="P13">}</text:p>
      <text:p text:style-name="P13">else {</text:p>
      <text:p text:style-name="P13"><text:s text:c="4"/>console.log("false")</text:p>
      <text:p text:style-name="P13">}</text:p>
      <text:p text:style-name="P13"/>
      <text:p text:style-name="Hanging_20_indent"/>
      <text:p text:style-name="Hanging_20_indent"><text:span text:style-name="T3">a) </text:span>true<text:tab/><text:tab/><text:tab/><text:tab/><text:tab/><text:tab/><text:tab/><text:span text:style-name="T3">b) </text:span>false</text:p>
      <text:p text:style-name="Hanging_20_indent"><text:span text:style-name="T3">c) </text:span>"true"<text:tab/><text:tab/><text:tab/><text:tab/><text:tab/><text:tab/><text:tab/><text:span text:style-name="T3">d) </text:span>"false"</text:p>
      <text:p text:style-name="P14"/>
      <text:p text:style-name="P14">(For Loop)</text:p>
      <text:p text:style-name="P12">22. Which of the following 'for' loops would not produce any error?</text:p>
      <text:p text:style-name="P13"/>
      <text:p text:style-name="P13">A) for(var i=0; i&lt;5; ++i) { </text:p>
      <text:p text:style-name="P13"><text:s text:c="6"/>console.log("Hello") ; </text:p>
      <text:p text:style-name="P13"><text:s text:c="3"/>}</text:p>
      <text:p text:style-name="P13"/>
      <text:p text:style-name="P13">B) var i , j ; <text:s text:c="3"/></text:p>
      <text:p text:style-name="P13"><text:s text:c="3"/>for(i=0, j = 10; i &lt; 10, j &lt; 100) {</text:p>
      <text:p text:style-name="P13"><text:s text:c="3"/>console.log("Hello"); </text:p>
      <text:p text:style-name="P13"><text:s text:c="3"/>}</text:p>
      <text:p text:style-name="P13"/>
      <text:p text:style-name="P13">C) var i ; <text:s text:c="3"/></text:p>
      <text:p text:style-name="P13"><text:s text:c="3"/>for(i=0; i&lt;5) { </text:p>
      <text:p text:style-name="P13"><text:s text:c="5"/>console.log("Hello"); <text:s/></text:p>
      <text:p text:style-name="P13"><text:s text:c="3"/>}</text:p>
      <text:p text:style-name="P13"/>
      <text:p text:style-name="P13">D) var i , j ; <text:s text:c="3"/></text:p>
      <text:p text:style-name="P13"><text:s text:c="3"/>for(i=0, j=10; i&lt;5; ++i) { </text:p>
      <text:p text:style-name="P13"><text:s text:c="6"/>console.log("Hello"); </text:p>
      <text:p text:style-name="P13"><text:s text:c="3"/>}</text:p>
      <text:p text:style-name="P13"/>
      <text:p text:style-name="Hanging_20_indent"><text:span text:style-name="T3">a) A<text:tab/><text:tab/><text:tab/><text:tab/>b) </text:span>B<text:tab/><text:tab/><text:tab/><text:tab/><text:span text:style-name="T3">c) </text:span>C<text:tab/><text:tab/><text:tab/><text:tab/><text:span text:style-name="T3">d) </text:span>D </text:p>
      <text:p text:style-name="P14"/>
      <text:p text:style-name="P14">(Print at Least Once)</text:p>
      <text:p text:style-name="P12">23. Which of the following statements will print 'hii' at least once?</text:p>
      <text:p text:style-name="P13"><text:soft-page-break/></text:p>
      <text:p text:style-name="P13">A) var i=10 ; </text:p>
      <text:p text:style-name="P13"><text:s text:c="3"/>do { </text:p>
      <text:p text:style-name="P13"><text:s text:c="7"/>console.log("hii"); </text:p>
      <text:p text:style-name="P13"><text:s text:c="5"/>} while(i&lt;5);</text:p>
      <text:p text:style-name="P13"/>
      <text:p text:style-name="P13">B) var i=0 ; <text:s text:c="4"/></text:p>
      <text:p text:style-name="P13"><text:s text:c="3"/>while(i&lt;5); { </text:p>
      <text:p text:style-name="P13"><text:s text:c="6"/>console.log("hii"); </text:p>
      <text:p text:style-name="P13"><text:s text:c="6"/>++i ; </text:p>
      <text:p text:style-name="P13"><text:s text:c="3"/>}</text:p>
      <text:p text:style-name="P13"/>
      <text:p text:style-name="P13">C) for(i=0, j=10; i&lt;5; ++i) { </text:p>
      <text:p text:style-name="P13"><text:s text:c="7"/>if(i&lt;5)</text:p>
      <text:p text:style-name="P13"><text:s text:c="9"/>break; </text:p>
      <text:p text:style-name="P13"><text:s text:c="7"/>console.log("hii"); </text:p>
      <text:p text:style-name="P13"><text:s text:c="3"/>}</text:p>
      <text:p text:style-name="P13"/>
      <text:p text:style-name="P13">D) var i=0 ; <text:s text:c="4"/></text:p>
      <text:p text:style-name="P13"><text:s text:c="3"/>while(i&lt;5) { </text:p>
      <text:p text:style-name="P13"><text:s text:c="6"/>console.log("hii"); </text:p>
      <text:p text:style-name="P13"><text:s text:c="6"/>++i; </text:p>
      <text:p text:style-name="P13"><text:s text:c="4"/>}</text:p>
      <text:p text:style-name="P13"/>
      <text:p text:style-name="Hanging_20_indent"><text:span text:style-name="T3">a) </text:span>A<text:tab/><text:tab/><text:tab/><text:tab/><text:span text:style-name="T3">b) </text:span>B<text:tab/><text:tab/><text:tab/><text:tab/><text:span text:style-name="T3">c) </text:span>C<text:tab/><text:tab/><text:tab/><text:tab/><text:span text:style-name="T3">d) </text:span>D </text:p>
      <text:p text:style-name="P14"/>
      <text:p text:style-name="P14">(Find the Output)</text:p>
      <text:p text:style-name="P12">24. What will be the output of the following code:</text:p>
      <text:p text:style-name="P13"/>
      <text:p text:style-name="P13">var a = 2;</text:p>
      <text:p text:style-name="P13">var b = 0;</text:p>
      <text:p text:style-name="P13">while(a &lt;= 4){</text:p>
      <text:p text:style-name="P13"><text:s text:c="4"/>a++;</text:p>
      <text:p text:style-name="P13"><text:s text:c="4"/>b += a * 2;</text:p>
      <text:p text:style-name="P13"><text:s text:c="4"/>console.log(b);</text:p>
      <text:p text:style-name="P13">}</text:p>
      <text:p text:style-name="P13"/>
      <text:p text:style-name="Hanging_20_indent"><text:span text:style-name="T3">a) </text:span>4 10 18<text:tab/><text:tab/><text:tab/><text:tab/><text:tab/><text:tab/><text:tab/><text:span text:style-name="T3">b) </text:span>6 14 24</text:p>
      <text:p text:style-name="Hanging_20_indent"><text:span text:style-name="T3">c) </text:span>2 3 4<text:tab/><text:tab/><text:tab/><text:tab/><text:tab/><text:tab/><text:tab/><text:span text:style-name="T3">d) </text:span>None of the above.</text:p>
      <text:p text:style-name="P14"/>
      <text:p text:style-name="P18">ASSIGNMENT</text:p>
      <text:p text:style-name="P14"/>
      <text:p text:style-name="P15">(Javascript Possibilities)</text:p>
      <text:p text:style-name="P16">25. What all is possible using Javascript?</text:p>
      <text:p text:style-name="Hanging_20_indent"><text:span text:style-name="T4">a) </text:span>Add styles to the web page<text:tab/><text:tab/><text:tab/><text:tab/><text:tab/><text:span text:style-name="T4">b) </text:span>Add structure to the web page </text:p>
      <text:p text:style-name="Hanging_20_indent"><text:span text:style-name="T4">c) </text:span>Add pop ups to the web page <text:tab/><text:tab/><text:tab/><text:tab/><text:span text:style-name="T4">d) </text:span>Add animation to web page </text:p>
      <text:p text:style-name="Hanging_20_indent"><text:span text:style-name="T4">e) </text:span>Add HTML code to web page<text:tab/><text:tab/><text:tab/><text:tab/><text:span text:style-name="T4">f) </text:span>Add click events to web page </text:p>
      <text:p text:style-name="P15"/>
      <text:p text:style-name="P15">(Javascript Possibilities)</text:p>
      <text:p text:style-name="P16">26. Which of the following will display an alert box on web page?</text:p>
      <text:p text:style-name="Hanging_20_indent"><text:soft-page-break/><text:span text:style-name="T4">a) </text:span>window.alert();<text:tab/><text:tab/><text:tab/><text:tab/><text:tab/><text:tab/><text:span text:style-name="T4">b) </text:span>alert();</text:p>
      <text:p text:style-name="Hanging_20_indent"><text:span text:style-name="T4">c) </text:span>both of the above<text:tab/><text:tab/><text:tab/><text:tab/><text:tab/><text:tab/><text:span text:style-name="T4">d) </text:span>none of the above</text:p>
      <text:p text:style-name="P15"/>
      <text:p text:style-name="P15">(Ten by Zero)</text:p>
      <text:p text:style-name="P16">27. What will be printed on the console from the following code -</text:p>
      <text:p text:style-name="P17"/>
      <text:p text:style-name="P17">var a = 10/0;</text:p>
      <text:p text:style-name="P17">console.log(a);</text:p>
      <text:p text:style-name="P17"/>
      <text:p text:style-name="Hanging_20_indent"><text:span text:style-name="T4">a) </text:span>0<text:tab/><text:tab/><text:tab/><text:tab/><text:tab/><text:tab/><text:tab/><text:span text:style-name="T4">b) </text:span>undefined</text:p>
      <text:p text:style-name="Hanging_20_indent"><text:span text:style-name="T4">c) </text:span>Infinity<text:tab/><text:tab/><text:tab/><text:tab/><text:tab/><text:tab/><text:tab/><text:span text:style-name="T4">d) </text:span>null</text:p>
      <text:p text:style-name="P15"/>
      <text:p text:style-name="P15">(Null Compare Undefined)</text:p>
      <text:p text:style-name="P16">28. What will be the output of the following statements on console?</text:p>
      <text:p text:style-name="P17"/>
      <text:p text:style-name="P17">console.log(null == undefined);</text:p>
      <text:p text:style-name="P17">console.log(typeof(null) == typeof(undefined));</text:p>
      <text:p text:style-name="P17"/>
      <text:p text:style-name="Hanging_20_indent"><text:span text:style-name="T4">a) </text:span>true true<text:tab/><text:tab/><text:tab/><text:tab/><text:tab/><text:tab/><text:tab/><text:span text:style-name="T4">b) </text:span>true false</text:p>
      <text:p text:style-name="Hanging_20_indent"><text:span text:style-name="T4">c) </text:span>false true<text:tab/><text:tab/><text:tab/><text:tab/><text:tab/><text:tab/><text:tab/><text:span text:style-name="T4">d) </text:span>false false</text:p>
      <text:p text:style-name="P15"/>
      <text:p text:style-name="P15">(Integer Plus String)</text:p>
      <text:p text:style-name="P16">29. What will be printed by the JS code below?</text:p>
      <text:p text:style-name="P17"/>
      <text:p text:style-name="P17">console.log(65 + "H")</text:p>
      <text:p text:style-name="P17"/>
      <text:p text:style-name="Hanging_20_indent"><text:span text:style-name="T4">a) </text:span>65H<text:tab/><text:tab/><text:tab/><text:tab/><text:tab/><text:tab/><text:tab/><text:span text:style-name="T4">b) </text:span>AH</text:p>
      <text:p text:style-name="Hanging_20_indent"><text:span text:style-name="T4">c) </text:span>137<text:tab/><text:tab/><text:tab/><text:tab/><text:tab/><text:tab/><text:tab/><text:span text:style-name="T4">d) </text:span>Show error - 'TypeMismatch'</text:p>
      <text:p text:style-name="P15"/>
      <text:p text:style-name="P15">(Null Equal Undefined)</text:p>
      <text:p text:style-name="P16">30. What will the output shown on console from the following code?</text:p>
      <text:p text:style-name="P17"/>
      <text:p text:style-name="P17">null === undefined</text:p>
      <text:p text:style-name="P17"/>
      <text:p text:style-name="Hanging_20_indent"><text:span text:style-name="T4">a) </text:span>true<text:tab/><text:tab/><text:tab/><text:tab/><text:tab/><text:tab/><text:tab/><text:span text:style-name="T4">b) </text:span>false</text:p>
      <text:p text:style-name="Hanging_20_indent"><text:span text:style-name="T4">c) </text:span>null<text:tab/><text:tab/><text:tab/><text:tab/><text:tab/><text:tab/><text:tab/><text:span text:style-name="T4">d) </text:span>undefined</text:p>
      <text:p text:style-name="P15"/>
      <text:p text:style-name="P15">(What is the Type)</text:p>
      <text:p text:style-name="P16">31. What will the below statement print on the console?</text:p>
      <text:p text:style-name="P17"/>
      <text:p text:style-name="P17">typeof( typeof( typeof( 100 ) ) )</text:p>
      <text:p text:style-name="P17"/>
      <text:p text:style-name="Hanging_20_indent"><text:span text:style-name="T4">a) </text:span>"number"<text:tab/><text:tab/><text:tab/><text:tab/><text:tab/><text:tab/><text:tab/><text:span text:style-name="T4">b) </text:span>"integer"</text:p>
      <text:p text:style-name="Hanging_20_indent"><text:span text:style-name="T4">c) </text:span>"string"<text:tab/><text:tab/><text:tab/><text:tab/><text:tab/><text:tab/><text:tab/><text:span text:style-name="T4">d) </text:span>none of the above</text:p>
      <text:p text:style-name="P15"/>
      <text:p text:style-name="P15">(Conditional)</text:p>
      <text:p text:style-name="P16">32. What will the below code produce on the console?</text:p>
      <text:p text:style-name="P17"><text:soft-page-break/></text:p>
      <text:p text:style-name="P17">var a;</text:p>
      <text:p text:style-name="P17">if( typeof(a) ) {</text:p>
      <text:p text:style-name="P17"><text:s text:c="4"/>console.log("true")</text:p>
      <text:p text:style-name="P17">}</text:p>
      <text:p text:style-name="P17">else {</text:p>
      <text:p text:style-name="P17"><text:s text:c="4"/>console.log("false")</text:p>
      <text:p text:style-name="P17">}</text:p>
      <text:p text:style-name="P17"/>
      <text:p text:style-name="Hanging_20_indent"><text:span text:style-name="T4">a) </text:span>true<text:tab/><text:tab/><text:tab/><text:tab/><text:tab/><text:tab/><text:tab/><text:span text:style-name="T4">b) </text:span>false</text:p>
      <text:p text:style-name="Hanging_20_indent"><text:span text:style-name="T4">c) </text:span>error is shown<text:tab/><text:tab/><text:tab/><text:tab/><text:tab/><text:tab/><text:span text:style-name="T4">d) </text:span>none of the above</text:p>
      <text:p text:style-name="P15"/>
      <text:p text:style-name="P15">(Ternary Operator)</text:p>
      <text:p text:style-name="P16">33. Which of the following syntax is correct for Javascript Ternary?</text:p>
      <text:p text:style-name="Hanging_20_indent"><text:span text:style-name="T4">a) </text:span>condition? exprIfTrue ; exprIfFalse<text:tab/><text:tab/><text:tab/><text:tab/><text:span text:style-name="T4">b) </text:span>condition ? exprIfTrue : exprIfFalse</text:p>
      <text:p text:style-name="Hanging_20_indent"><text:span text:style-name="T4">c) </text:span>condition : exprIfTrue ? ExprIfFalse<text:tab/><text:tab/><text:tab/><text:tab/><text:span text:style-name="T4">d) </text:span>condition ? exprIfFalse : exprIfTrue</text:p>
      <text:p text:style-name="P15"/>
      <text:p text:style-name="P15">(Switch Syntax)</text:p>
      <text:p text:style-name="P16">34. In Switch statement syntax, the expression is compared with the case labels using the following operator -</text:p>
      <text:p text:style-name="P17"/>
      <text:p text:style-name="P17">switch(expression)</text:p>
      <text:p text:style-name="P17">{</text:p>
      <text:p text:style-name="P17"><text:s text:c="4"/>statements</text:p>
      <text:p text:style-name="P17">}</text:p>
      <text:p text:style-name="P17"/>
      <text:p text:style-name="Hanging_20_indent"><text:span text:style-name="T4">a) </text:span>==<text:tab/><text:tab/><text:tab/><text:tab/><text:tab/><text:tab/><text:tab/><text:span text:style-name="T4">b) </text:span>equals</text:p>
      <text:p text:style-name="Hanging_20_indent"><text:span text:style-name="T4">c) </text:span>===<text:tab/><text:tab/><text:tab/><text:tab/><text:tab/><text:tab/><text:tab/><text:span text:style-name="T4">d) </text:span>equal</text:p>
      <text:p text:style-name="P15"/>
      <text:p text:style-name="P4"/>
      <text:p text:style-name="P3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0:57:19.861370968</meta:creation-date>
    <dc:title>Coding Ninjas A4 Sheet</dc:title>
    <meta:editing-duration>PT21M9S</meta:editing-duration>
    <meta:editing-cycles>3</meta:editing-cycles>
    <meta:generator>LibreOffice/7.3.7.2$Linux_X86_64 LibreOffice_project/30$Build-2</meta:generator>
    <dc:date>2023-02-06T21:49:47.920991220</dc:date>
    <meta:document-statistic meta:table-count="0" meta:image-count="0" meta:object-count="0" meta:page-count="7" meta:paragraph-count="228" meta:word-count="1099" meta:character-count="6147" meta:non-whitespace-character-count="4689"/>
    <meta:template xlink:type="simple" xlink:actuate="onRequest" xlink:title="Coding Ninjas A4 Sheet" xlink:href="../../../../../../../../../../../Templates/Coding%20Ninjas%20MCQ%20A4%20Sheet.ott" meta:date="2023-02-06T20:57:17.555052241"/>
  </office:meta>
</office:document-meta>
</file>